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9_28c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yrus Adl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Miriam P. Solis-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30, 1929</text:p>
      <text:p text:style-name="P5">Month<text:tab/><text:tab/><text:tab/><text:tab/><text:tab/><text:tab/>February</text:p>
      <text:p text:style-name="P5">Year<text:tab/><text:tab/><text:tab/><text:tab/><text:tab/><text:tab/>1929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is letter is a photocopy of the original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February 30, 1929./</text:p>
      <text:p text:style-name="P2">Dear Miss Solis-Cohen:/</text:p>
      <text:p text:style-name="P2"><text:tab/>I have your letter of/ February 19 and the two letters of Doctor Morais/ to your sister Judith. <text:s/>They are very sweet/ letters and I am glad to have them. <text:s/>I have/ had copies made and am returning the originals/ to you at once./ <text:s/>Faithfully yours,/ CYRUS ADLER/</text:p>
      <text:p text:style-name="P2"/>
      <text:p text:style-name="P2">Miss Miriam P. Solis-Cohen/</text:p>
      <text:p text:style-name="P2">1833 Pine Street/</text:p>
      <text:p text:style-name="P2">Philadelphia, Pa./</text:p>
      <text:p text:style-name="P2"/>
      <text:p text:style-name="P2">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2:18:08.60</meta:creation-date>
    <meta:document-statistic meta:table-count="0" meta:image-count="0" meta:object-count="0" meta:page-count="2" meta:paragraph-count="68" meta:word-count="235" meta:character-count="1674"/>
    <dc:date>2012-01-05T12:21:45.35</dc:date>
    <dc:creator>Penn Libraries</dc:creator>
    <meta:editing-duration>PT00H03M36S</meta:editing-duration>
    <meta:editing-cycles>1</meta:editing-cycles>
    <meta:generator>OpenOffice.org/3.2$Win32 OpenOffice.org_project/320m12$Build-9483</meta:generator>
  </office:meta>
</office:document-meta>
</file>